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fo:font-size="12pt" officeooo:paragraph-rsid="000baa8b" style:font-size-asian="12pt" style:font-size-complex="12pt"/>
    </style:style>
    <style:style style:name="P4" style:family="paragraph" style:parent-style-name="Standard">
      <style:text-properties fo:font-size="12pt" officeooo:paragraph-rsid="001d6306" style:font-size-asian="12pt" style:font-size-complex="12pt"/>
    </style:style>
    <style:style style:name="P5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0.1252in"/>
        </style:tab-stops>
      </style:paragraph-properties>
      <style:text-properties fo:font-size="12pt" officeooo:rsid="000a26c4" officeooo:paragraph-rsid="000a26c4" style:font-size-asian="12pt" style:font-size-complex="12pt"/>
    </style:style>
    <style:style style:name="P6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0.1252in"/>
        </style:tab-stops>
      </style:paragraph-properties>
      <style:text-properties fo:font-size="12pt" fo:font-weight="bold" officeooo:rsid="0012494b" officeooo:paragraph-rsid="0012494b" style:font-size-asian="12pt" style:font-weight-asian="bold" style:font-size-complex="12pt" style:font-weight-complex="bold"/>
    </style:style>
    <style:style style:name="P7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>
        <style:tab-stops>
          <style:tab-stop style:position="0.1252in"/>
        </style:tab-stops>
      </style:paragraph-properties>
      <style:text-properties fo:font-size="12pt" officeooo:rsid="00178c37" officeooo:paragraph-rsid="00178c37" style:font-size-asian="12pt" style:font-size-complex="12pt"/>
    </style:style>
    <style:style style:name="P8" style:family="paragraph" style:parent-style-name="Standard">
      <loext:graphic-properties draw:fill="none"/>
      <style:paragraph-properties fo:margin-left="0.1252in" fo:margin-right="0in" fo:text-indent="-0.1252in" style:auto-text-indent="false" fo:background-color="transparent">
        <style:tab-stops>
          <style:tab-stop style:position="0.1252in"/>
        </style:tab-stops>
      </style:paragraph-properties>
      <style:text-properties fo:font-size="12pt" officeooo:paragraph-rsid="0008ca82" style:font-size-asian="12pt" style:font-size-complex="12pt"/>
    </style:style>
    <style:style style:name="P9" style:family="paragraph" style:parent-style-name="Standard">
      <loext:graphic-properties draw:fill="none"/>
      <style:paragraph-properties fo:margin-left="0.1252in" fo:margin-right="0in" fo:text-indent="-0.1252in" style:auto-text-indent="false" fo:background-color="transparent">
        <style:tab-stops>
          <style:tab-stop style:position="0.1252in"/>
        </style:tab-stops>
      </style:paragraph-properties>
      <style:text-properties fo:font-size="12pt" officeooo:rsid="000e0823" officeooo:paragraph-rsid="000e0823" style:font-size-asian="12pt" style:font-size-complex="12pt"/>
    </style:style>
    <style:style style:name="P10" style:family="paragraph" style:parent-style-name="Standard">
      <loext:graphic-properties draw:fill="none"/>
      <style:paragraph-properties fo:margin-left="0.1252in" fo:margin-right="0in" fo:text-indent="-0.1252in" style:auto-text-indent="false" fo:background-color="transparent">
        <style:tab-stops>
          <style:tab-stop style:position="0.1252in"/>
        </style:tab-stops>
      </style:paragraph-properties>
      <style:text-properties fo:font-size="12pt" officeooo:rsid="0010ec97" officeooo:paragraph-rsid="0010ec97" style:font-size-asian="12pt" style:font-size-complex="12pt"/>
    </style:style>
    <style:style style:name="P11" style:family="paragraph" style:parent-style-name="Standard">
      <loext:graphic-properties draw:fill="none"/>
      <style:paragraph-properties fo:margin-left="0.1252in" fo:margin-right="0in" fo:text-indent="-0.1252in" style:auto-text-indent="false" fo:background-color="transparent">
        <style:tab-stops>
          <style:tab-stop style:position="0.1252in"/>
        </style:tab-stops>
      </style:paragraph-properties>
      <style:text-properties fo:font-size="12pt" fo:font-weight="bold" officeooo:paragraph-rsid="0008ca82" style:font-size-asian="12pt" style:font-weight-asian="bold" style:font-size-complex="12pt" style:font-weight-complex="bold"/>
    </style:style>
    <style:style style:name="P12" style:family="paragraph" style:parent-style-name="Standard">
      <style:text-properties fo:font-size="12pt" fo:font-weight="bold" officeooo:paragraph-rsid="0008ca82" style:font-size-asian="12pt" style:font-weight-asian="bold" style:font-size-complex="12pt" style:font-weight-complex="bold"/>
    </style:style>
    <style:style style:name="P13" style:family="paragraph" style:parent-style-name="Standard" style:list-style-name="L1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0.1252in"/>
        </style:tab-stops>
      </style:paragraph-properties>
      <style:text-properties fo:font-size="12pt" officeooo:rsid="000f3081" officeooo:paragraph-rsid="000f3081" style:font-size-asian="12pt" style:font-size-complex="12pt"/>
    </style:style>
    <style:style style:name="P14" style:family="paragraph" style:parent-style-name="Standard" style:list-style-name="L2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0.1252in"/>
        </style:tab-stops>
      </style:paragraph-properties>
      <style:text-properties fo:font-size="12pt" officeooo:paragraph-rsid="000e0823" style:font-size-asian="12pt" style:font-size-complex="12pt"/>
    </style:style>
    <style:style style:name="P15" style:family="paragraph" style:parent-style-name="Standard" style:list-style-name="L4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0.1252in"/>
        </style:tab-stops>
      </style:paragraph-properties>
      <style:text-properties fo:font-size="12pt" officeooo:paragraph-rsid="0008ca82" style:font-size-asian="12pt" style:font-size-complex="12pt"/>
    </style:style>
    <style:style style:name="P16" style:family="paragraph" style:parent-style-name="Standard" style:list-style-name="L3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0.1252in"/>
        </style:tab-stops>
      </style:paragraph-properties>
      <style:text-properties fo:font-size="12pt" officeooo:rsid="00178c37" officeooo:paragraph-rsid="00178c37" style:font-size-asian="12pt" style:font-size-complex="12pt"/>
    </style:style>
    <style:style style:name="P17" style:family="paragraph" style:parent-style-name="Standard" style:list-style-name="L6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0.1252in"/>
        </style:tab-stops>
      </style:paragraph-properties>
      <style:text-properties fo:font-size="12pt" officeooo:rsid="0012494b" officeooo:paragraph-rsid="0012494b" style:font-size-asian="12pt" style:font-size-complex="12pt"/>
    </style:style>
    <style:style style:name="P18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0.1252in"/>
        </style:tab-stops>
      </style:paragraph-properties>
      <style:text-properties fo:font-size="12pt" officeooo:paragraph-rsid="0008ca82" style:font-size-asian="12pt" style:font-size-complex="12pt"/>
    </style:style>
    <style:style style:name="P19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0.1252in"/>
        </style:tab-stops>
      </style:paragraph-properties>
      <style:text-properties fo:font-size="12pt" officeooo:paragraph-rsid="000e0823" style:font-size-asian="12pt" style:font-size-complex="12pt"/>
    </style:style>
    <style:style style:name="P20" style:family="paragraph" style:parent-style-name="Standard" style:list-style-name="L4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0.1252in"/>
        </style:tab-stops>
      </style:paragraph-properties>
      <style:text-properties fo:font-size="12pt" officeooo:paragraph-rsid="0008ca82" style:font-size-asian="12pt" style:font-size-complex="12pt"/>
    </style:style>
    <style:style style:name="P21" style:family="paragraph" style:parent-style-name="Standard" style:list-style-name="L5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0.1252in"/>
        </style:tab-stops>
      </style:paragraph-properties>
      <style:text-properties fo:font-size="12pt" officeooo:paragraph-rsid="0008ca82" style:font-size-asian="12pt" style:font-size-complex="12pt"/>
    </style:style>
    <style:style style:name="P22" style:family="paragraph" style:parent-style-name="Standard" style:list-style-name="L5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0.1252in"/>
        </style:tab-stops>
      </style:paragraph-properties>
      <style:text-properties fo:font-size="12pt" officeooo:paragraph-rsid="000dd284" style:font-size-asian="12pt" style:font-size-complex="12pt"/>
    </style:style>
    <style:style style:name="P23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0.1252in"/>
        </style:tab-stops>
      </style:paragraph-properties>
      <style:text-properties fo:font-size="12pt" officeooo:rsid="000e0823" officeooo:paragraph-rsid="000e0823" style:font-size-asian="12pt" style:font-size-complex="12pt"/>
    </style:style>
    <style:style style:name="P24" style:family="paragraph" style:parent-style-name="Standard" style:list-style-name="L3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0.1252in"/>
        </style:tab-stops>
      </style:paragraph-properties>
      <style:text-properties fo:font-size="12pt" officeooo:rsid="00196dec" officeooo:paragraph-rsid="00196dec" style:font-size-asian="12pt" style:font-size-complex="12pt"/>
    </style:style>
    <style:style style:name="P25" style:family="paragraph" style:parent-style-name="Standard" style:list-style-name="L6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0.1252in"/>
        </style:tab-stops>
      </style:paragraph-properties>
      <style:text-properties fo:font-size="12pt" officeooo:rsid="0012494b" officeooo:paragraph-rsid="0012494b" style:font-size-asian="12pt" style:font-size-complex="12pt"/>
    </style:style>
    <style:style style:name="P26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0.1252in"/>
        </style:tab-stops>
      </style:paragraph-properties>
      <style:text-properties fo:font-size="12pt" officeooo:rsid="001da945" officeooo:paragraph-rsid="001da945" style:font-size-asian="12pt" style:font-size-complex="12pt"/>
    </style:style>
    <style:style style:name="P27" style:family="paragraph" style:parent-style-name="Standard" style:list-style-name="L5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0.1252in"/>
        </style:tab-stops>
      </style:paragraph-properties>
      <style:text-properties fo:font-size="12pt" officeooo:rsid="0010ec97" officeooo:paragraph-rsid="0010ec97" style:font-size-asian="12pt" style:font-size-complex="12pt"/>
    </style:style>
    <style:style style:name="P28" style:family="paragraph" style:parent-style-name="Standard" style:list-style-name="L6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0.1252in"/>
        </style:tab-stops>
      </style:paragraph-properties>
      <style:text-properties fo:font-size="12pt" officeooo:rsid="001e0b37" officeooo:paragraph-rsid="001e0b37" style:font-size-asian="12pt" style:font-size-complex="12pt"/>
    </style:style>
    <style:style style:name="P29" style:family="paragraph" style:parent-style-name="Standard" style:list-style-name="L5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0.1252in"/>
        </style:tab-stops>
      </style:paragraph-properties>
      <style:text-properties fo:font-size="12pt" officeooo:rsid="001da945" officeooo:paragraph-rsid="001da945" style:font-size-asian="12pt" style:font-size-complex="12pt"/>
    </style:style>
    <style:style style:name="P30" style:family="paragraph" style:parent-style-name="Standard" style:list-style-name="L6" style:master-page-name="">
      <loext:graphic-properties draw:fill="none"/>
      <style:paragraph-properties fo:margin-left="0in" fo:margin-right="0in" fo:text-indent="0in" style:auto-text-indent="false" style:page-number="auto" fo:background-color="transparent">
        <style:tab-stops>
          <style:tab-stop style:position="0.1252in"/>
        </style:tab-stops>
      </style:paragraph-properties>
      <style:text-properties fo:font-size="12pt" officeooo:rsid="0012494b" officeooo:paragraph-rsid="0012494b" style:font-size-asian="12pt" style:font-size-complex="12pt"/>
    </style:style>
    <style:style style:name="P31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0.1252in"/>
        </style:tab-stops>
      </style:paragraph-properties>
      <style:text-properties fo:font-size="12pt" fo:font-weight="normal" officeooo:rsid="00141bea" officeooo:paragraph-rsid="001da945" style:font-size-asian="12pt" style:font-weight-asian="normal" style:font-size-complex="12pt" style:font-weight-complex="normal"/>
    </style:style>
    <style:style style:name="P32" style:family="paragraph" style:parent-style-name="Standard">
      <loext:graphic-properties draw:fill="none"/>
      <style:paragraph-properties fo:margin-left="0.1252in" fo:margin-right="0in" fo:text-indent="-0.1252in" style:auto-text-indent="false" fo:background-color="transparent">
        <style:tab-stops>
          <style:tab-stop style:position="0.1252in"/>
        </style:tab-stops>
      </style:paragraph-properties>
      <style:text-properties fo:font-size="12pt" fo:font-weight="bold" officeooo:rsid="00141bea" officeooo:paragraph-rsid="00141bea" style:font-size-asian="12pt" style:font-weight-asian="bold" style:font-size-complex="12pt" style:font-weight-complex="bold"/>
    </style:style>
    <style:style style:name="P33" style:family="paragraph" style:parent-style-name="Standard">
      <loext:graphic-properties draw:fill="none"/>
      <style:paragraph-properties fo:margin-left="0.1252in" fo:margin-right="0in" fo:text-indent="-0.1252in" style:auto-text-indent="false" fo:background-color="transparent">
        <style:tab-stops>
          <style:tab-stop style:position="0.1252in"/>
        </style:tab-stops>
      </style:paragraph-properties>
      <style:text-properties fo:font-size="12pt" officeooo:paragraph-rsid="00196dec" style:font-size-asian="12pt" style:font-size-complex="12pt"/>
    </style:style>
    <style:style style:name="T1" style:family="text">
      <style:text-properties officeooo:rsid="000e0823"/>
    </style:style>
    <style:style style:name="T2" style:family="text">
      <style:text-properties style:text-position="0% 100%" officeooo:rsid="000e0823"/>
    </style:style>
    <style:style style:name="T3" style:family="text">
      <style:text-properties officeooo:rsid="0010ec97"/>
    </style:style>
    <style:style style:name="T4" style:family="text">
      <style:text-properties officeooo:rsid="0012494b"/>
    </style:style>
    <style:style style:name="T5" style:family="text">
      <style:text-properties officeooo:rsid="00141bea"/>
    </style:style>
    <style:style style:name="T6" style:family="text">
      <style:text-properties officeooo:rsid="001595ec"/>
    </style:style>
    <style:style style:name="T7" style:family="text">
      <style:text-properties officeooo:rsid="00196dec"/>
    </style:style>
    <style:style style:name="T8" style:family="text">
      <style:text-properties officeooo:rsid="001b4ab7"/>
    </style:style>
    <style:style style:name="T9" style:family="text">
      <style:text-properties officeooo:rsid="001b737e"/>
    </style:style>
    <style:style style:name="T10" style:family="text">
      <style:text-properties officeooo:rsid="001d6306"/>
    </style:style>
    <style:style style:name="T11" style:family="text">
      <style:text-properties officeooo:rsid="001da945"/>
    </style:style>
    <style:style style:name="T12" style:family="text">
      <style:text-properties officeooo:rsid="001f54f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-taoshi</text:p>
      <text:p text:style-name="P2">2-player dexterity micro game based on the Japanese sport of pole-toppling</text:p>
      <text:p text:style-name="P2"/>
      <text:p text:style-name="P1">Components</text:p>
      <text:p text:style-name="P2">6 discs - 3 each of 2 colors</text:p>
      <text:p text:style-name="P2">2 poles</text:p>
      <text:p text:style-name="P2">1 ramp</text:p>
      <text:p text:style-name="P3"/>
      <text:p text:style-name="P1">Goal</text:p>
      <text:p text:style-name="P4">The first player to directly topple their opponent’s pole via air-borne strike wins the round</text:p>
      <text:p text:style-name="P4"><text:span text:style-name="T10">W</text:span>in 2 consecutive rounds to win the game</text:p>
      <text:p text:style-name="P2"/>
      <text:p text:style-name="P12">Setup</text:p>
      <text:list xml:id="list2115356609" text:style-name="L1">
        <text:list-item>
          <text:p text:style-name="P13">Select play surface; ideally a smooth table or play mat 2-3’ per side</text:p>
        </text:list-item>
        <text:list-item>
          <text:p text:style-name="P18">Set ramp and poles aside</text:p>
        </text:list-item>
        <text:list-item>
          <text:p text:style-name="P18">Players choose disc colors and collect their 3 matching discs; white discs take the first turn</text:p>
        </text:list-item>
        <text:list-item>
          <text:p text:style-name="P18">Players take turns flicking their discs into play from the edge of the table</text:p>
        </text:list-item>
        <text:list-item>
          <text:p text:style-name="P19"><text:span text:style-name="T1">Once a player’s 3</text:span><text:span text:style-name="T2">rd</text:span><text:span text:style-name="T1"> disc enters play place a pole on top of the disc; this is their pole-bearer for the round</text:span></text:p>
        </text:list-item>
      </text:list>
      <text:p text:style-name="P9"/>
      <text:p text:style-name="P9">Notes:</text:p>
      <text:list xml:id="list3683348630" text:style-name="L2">
        <text:list-item>
          <text:p text:style-name="P14">Knocking another disc off the table during setup allows the other player to place the disc wherever they would like</text:p>
        </text:list-item>
        <text:list-item text:start-value="1">
          <text:p text:style-name="P23">If a pole falls during setup simply put the pole back on top of its pole-bearer</text:p>
        </text:list-item>
        <text:list-item>
          <text:p text:style-name="P26">Pole-bearers must always enter play at least 3” from table edge; use ramp to measure</text:p>
        </text:list-item>
      </text:list>
      <text:p text:style-name="P8"/>
      <text:p text:style-name="P11">Game Play</text:p>
      <text:p text:style-name="P7">Players take turns flicking <text:span text:style-name="T7">1 of </text:span>their discs with following results:</text:p>
      <text:list xml:id="list3510006720" text:style-name="L3">
        <text:list-item>
          <text:p text:style-name="P16">If the <text:span text:style-name="T7">disc</text:span> collides with opponent’s pole-bearer causing the pole to fall then they may flick their other disc <text:span text:style-name="T7">(once per turn)</text:span></text:p>
        </text:list-item>
        <text:list-item>
          <text:p text:style-name="P24">If the player’s own pole is knocked over place it back on top of the pole-bearer</text:p>
        </text:list-item>
        <text:list-item>
          <text:p text:style-name="P24">If either pole-bearer is knocked off the table the <text:span text:style-name="T9">other player return them anywhere in play</text:span></text:p>
        </text:list-item>
        <text:list-item>
          <text:p text:style-name="P24">If any other disc(s) leaves play it must re-enter play (same as setup) on next available turn</text:p>
        </text:list-item>
      </text:list>
      <text:p text:style-name="P33"/>
      <text:p text:style-name="P32">Toppling</text:p>
      <text:p text:style-name="P31"><text:span text:style-name="T7">If both of the player’s discs are in play they may </text:span><text:span text:style-name="T8">use their flick to</text:span><text:span text:style-name="T7"> attempt to topple the opponent’s pole</text:span><text:span text:style-name="T11">:</text:span></text:p>
      <text:list xml:id="list4149735410" text:style-name="L4">
        <text:list-item>
          <text:p text:style-name="P15"><text:span text:style-name="T3">P</text:span>lace the ramp between the 2 attacking discs so that the taller side of the ramp is against the disc closest to the opponent’s pole-bearer</text:p>
        </text:list-item>
        <text:list-item>
          <text:p text:style-name="P20">The further disc is then flicked in an attempt to travel up the ramp and knock down the pole while still air-borne</text:p>
        </text:list-item>
      </text:list>
      <text:p text:style-name="P10"/>
      <text:p text:style-name="P10">Notes:</text:p>
      <text:list xml:id="list993735429" text:style-name="L5">
        <text:list-item>
          <text:p text:style-name="P29">Toppling may be attempted even when flicked disc is re-entering play from table edge</text:p>
        </text:list-item>
        <text:list-item>
          <text:p text:style-name="P27">If the ramp will not fit between the 2 attacking discs a <text:span text:style-name="T5">topple</text:span> may not be attempted</text:p>
        </text:list-item>
        <text:list-item>
          <text:p text:style-name="P21">If the disc touches the table before striking the pole or the <text:span text:style-name="T12">attempt is otherwise unsuccessful both the flicked disc and ramp are removed from play and the other play then continues with their turn</text:span></text:p>
        </text:list-item>
        <text:list-item>
          <text:p text:style-name="P22">If the attempt is successful the <text:span text:style-name="T4">round ends</text:span></text:p>
        </text:list-item>
      </text:list>
      <text:p text:style-name="P5"/>
      <text:p text:style-name="P6">End of Round and Game</text:p>
      <text:list xml:id="list1539535478" text:style-name="L6">
        <text:list-header>
          <text:p text:style-name="P30">The round ends after a successful <text:span text:style-name="T5">topple</text:span>:</text:p>
        </text:list-header>
        <text:list-item>
          <text:p text:style-name="P17">Clear the table and begin next around alternating starting player</text:p>
        </text:list-item>
        <text:list-item>
          <text:p text:style-name="P25">If the same player <text:span text:style-name="T6">successfully </text:span><text:span text:style-name="T5">topples</text:span> 2 rounds in a row they win the game</text:p>
        </text:list-item>
        <text:list-item>
          <text:p text:style-name="P28">Alternatively the game is won in a “best of 3” or “best of 5” serie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18T19:18:43.178797629</meta:creation-date>
    <meta:generator>LibreOffice/7.1.6.2$Linux_X86_64 LibreOffice_project/10$Build-2</meta:generator>
    <dc:date>2021-10-19T10:18:10.457697907</dc:date>
    <meta:editing-duration>PT3H40M52S</meta:editing-duration>
    <meta:editing-cycles>18</meta:editing-cycles>
    <meta:print-date>2021-10-13T20:04:43.579850624</meta:print-date>
    <meta:document-statistic meta:table-count="0" meta:image-count="0" meta:object-count="0" meta:page-count="1" meta:paragraph-count="39" meta:word-count="474" meta:character-count="2482" meta:non-whitespace-character-count="2069"/>
  </office:meta>
</office:document-meta>
</file>